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0d7363" officeooo:paragraph-rsid="000d7363" style:font-size-asian="16pt" style:font-size-complex="18.25pt"/>
    </style:style>
    <style:style style:name="P3" style:family="paragraph" style:parent-style-name="Standard">
      <style:text-properties fo:font-size="16pt" officeooo:rsid="0008a7b6" officeooo:paragraph-rsid="0008a7b6" style:font-size-asian="16pt" style:font-size-complex="16pt"/>
    </style:style>
    <style:style style:name="P4" style:family="paragraph" style:parent-style-name="Standard">
      <style:text-properties fo:font-size="16pt" officeooo:rsid="0008a7b6" officeooo:paragraph-rsid="000b8247" style:font-size-asian="16pt" style:font-size-complex="16pt"/>
    </style:style>
    <style:style style:name="P5" style:family="paragraph" style:parent-style-name="Standard">
      <style:text-properties fo:font-size="22pt" officeooo:rsid="000d7363" officeooo:paragraph-rsid="000d7363" style:font-size-asian="22pt" style:font-size-complex="22pt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.635cm" fo:margin-right="0cm" fo:text-indent="0.776cm" style:auto-text-indent="false"/>
      <style:text-properties fo:font-size="16pt" style:font-size-asian="16pt" style:font-size-complex="16pt"/>
    </style:style>
    <style:style style:name="P8" style:family="paragraph" style:parent-style-name="Text_20_body">
      <style:paragraph-properties fo:margin-left="0.635cm" fo:margin-right="0cm" fo:text-indent="0.776cm" style:auto-text-indent="false"/>
      <style:text-properties fo:font-size="16pt" style:font-name-asian="微软雅黑" style:font-size-asian="16pt" style:font-size-complex="16pt"/>
    </style:style>
    <style:style style:name="P9" style:family="paragraph" style:parent-style-name="Heading_20_1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Table_20_Contents">
      <style:text-properties fo:font-size="18.25pt" officeooo:rsid="0002a809" officeooo:paragraph-rsid="0002a809" style:font-size-asian="16pt" style:font-size-complex="18.25pt"/>
    </style:style>
    <style:style style:name="P11" style:family="paragraph" style:parent-style-name="Table_20_Contents">
      <style:text-properties fo:font-size="18.25pt" officeooo:rsid="0002cbe4" officeooo:paragraph-rsid="0002cbe4" style:font-size-asian="16pt" style:font-size-complex="18.25pt"/>
    </style:style>
    <style:style style:name="P12" style:family="paragraph" style:parent-style-name="Table_20_Contents">
      <style:text-properties fo:font-size="18.25pt" officeooo:rsid="000462c4" officeooo:paragraph-rsid="000462c4" style:font-size-asian="16pt" style:font-size-complex="18.25pt"/>
    </style:style>
    <style:style style:name="P13" style:family="paragraph" style:parent-style-name="Table_20_Contents">
      <style:text-properties fo:font-size="18.25pt" officeooo:rsid="00053485" officeooo:paragraph-rsid="00053485" style:font-size-asian="16pt" style:font-size-complex="18.25pt"/>
    </style:style>
    <style:style style:name="P14" style:family="paragraph" style:parent-style-name="Table_20_Contents">
      <style:text-properties fo:font-size="18.25pt" officeooo:rsid="0006f23a" officeooo:paragraph-rsid="0006f23a" style:font-size-asian="16pt" style:font-size-complex="18.25pt"/>
    </style:style>
    <style:style style:name="P15" style:family="paragraph" style:parent-style-name="Table_20_Contents">
      <style:text-properties fo:font-size="18.25pt" officeooo:rsid="000e93e8" officeooo:paragraph-rsid="000e93e8" style:font-size-asian="16pt" style:font-size-complex="18.25pt"/>
    </style:style>
    <style:style style:name="P16" style:family="paragraph" style:parent-style-name="Table_20_Contents">
      <style:text-properties fo:font-size="18.25pt" officeooo:rsid="000e93e8" officeooo:paragraph-rsid="000f69c9" style:font-size-asian="16pt" style:font-size-complex="18.25pt"/>
    </style:style>
    <style:style style:name="P17" style:family="paragraph" style:parent-style-name="Table_20_Contents">
      <style:text-properties fo:font-size="18.25pt" officeooo:rsid="0008958d" officeooo:paragraph-rsid="0008958d" style:font-size-asian="16pt" style:language-asian="zh" style:country-asian="CN" style:font-size-complex="18.25pt"/>
    </style:style>
    <style:style style:name="P18" style:family="paragraph" style:parent-style-name="Table_20_Contents">
      <style:text-properties fo:font-size="16pt" officeooo:rsid="000a9602" officeooo:paragraph-rsid="000b8247" style:font-size-asian="16pt" style:font-size-complex="16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Tahoma" fo:font-size="22pt" fo:font-weight="bold" officeooo:rsid="000438ab" officeooo:paragraph-rsid="000438ab" style:font-size-asian="22pt" style:language-asian="zh" style:country-asian="CN" style:font-weight-asian="bold" style:font-size-complex="22pt" style:font-weight-complex="bold"/>
    </style:style>
    <style:style style:name="P20" style:family="paragraph" style:parent-style-name="Standard">
      <style:text-properties fo:color="#ff0000" fo:font-size="22pt" officeooo:rsid="0008a7b6" officeooo:paragraph-rsid="000b8247" style:font-size-asian="22pt" style:font-size-complex="22pt"/>
    </style:style>
    <style:style style:name="T1" style:family="text">
      <style:text-properties style:font-name="Tahoma"/>
    </style:style>
    <style:style style:name="T2" style:family="text">
      <style:text-properties style:font-name-asian="微软雅黑"/>
    </style:style>
    <style:style style:name="T3" style:family="text">
      <style:text-properties style:font-name-asian="Tahoma"/>
    </style:style>
    <style:style style:name="T4" style:family="text">
      <style:text-properties style:language-asian="zh" style:country-asian="CN"/>
    </style:style>
    <style:style style:name="T5" style:family="text">
      <style:text-properties officeooo:rsid="000aebf6" style:language-asian="zh" style:country-asian="CN"/>
    </style:style>
    <style:style style:name="T6" style:family="text">
      <style:text-properties officeooo:rsid="000f69c9" style:language-asian="zh" style:country-asian="CN"/>
    </style:style>
    <style:style style:name="T7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1.</text:span>dom</text:h>
      <text:p text:style-name="P7"><text:span text:style-name="T2">当标记型文档被</text:span><text:span text:style-name="T1">DOM</text:span><text:span text:style-name="T2">解析器解析后，会按照标签的层次关系，产生一颗</text:span><text:span text:style-name="T1">dom</text:span><text:span text:style-name="T2">树结构。</text:span></text:p>
      <text:p text:style-name="P8">这个树的每个分支被称为一个节点。</text:p>
      <text:p text:style-name="P7"><text:span text:style-name="T2">我们就是研究如何获取每个节点，并对节点进行操作的。</text:span> </text:p>
      <text:p text:style-name="P7"><text:span text:style-name="T1">C</text:span><text:span text:style-name="T2">：而浏览器本身具备了</text:span><text:span text:style-name="T1">DOM</text:span><text:span text:style-name="T2">解析器</text:span><text:span text:style-name="T1">,</text:span><text:span text:style-name="T2">所以可以对标记型文本进行</text:span><text:span text:style-name="T1">DOM</text:span><text:span text:style-name="T2">解析</text:span><text:span text:style-name="T1">. </text:span></text:p>
      <text:p text:style-name="P19">BOM</text:p>
      <text:p text:style-name="P6"><text:span text:style-name="T1">Window </text:span><text:span text:style-name="T3">对象代表一个浏览器窗口或一个框架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//当前浏览器窗口的地址</text:p>
            <text:p text:style-name="P10"><text:s/>var url=window.location.href</text:p>
            <text:p text:style-name="P10"><text:s/>function turn() {</text:p>
            <text:p text:style-name="P10"><text:tab/>//修改浏览器地址</text:p>
            <text:p text:style-name="P10"><text:tab/>window.<text:span text:style-name="T7">location.href="</text:span>http://www.baidu.com";</text:p>
            <text:p text:style-name="P10">}</text:p>
          </table:table-cell>
        </table:table-row>
      </table:table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1"><text:s/>function myalert() {</text:p>
            <text:p text:style-name="P11"><text:tab/><text:tab/>//显示带有一段消息和一个确认按钮的警告框</text:p>
            <text:p text:style-name="P11"><text:tab/><text:tab/>//可以不使用window调用</text:p>
            <text:p text:style-name="P11"><text:tab/><text:tab/>window.<text:span text:style-name="T7">alert</text:span>("警告");</text:p>
            <text:p text:style-name="P11"><text:tab/>}</text:p>
          </table:table-cell>
        </table:table-row>
      </table:table>
      <text:p text:style-name="Text_20_body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2">function turnback(num) {</text:p>
            <text:p text:style-name="P12"><text:tab/>//跳转到上一个页面</text:p>
            <text:p text:style-name="P12"><text:tab/>//window.history.back();</text:p>
            <text:p text:style-name="P12"><text:tab/>window.<text:span text:style-name="T7">history.go</text:span>(num);<text:span text:style-name="T4">里面参数-1为倒是第一个页面-2为第二，</text:span></text:p>
            <text:p text:style-name="P12">}</text:p>
          </table:table-cell>
        </table:table-row>
      </table:table>
      <text:p text:style-name="P1"/>
      <text:p text:style-name="P1"/>
      <text:p text:style-name="P1"/>
      <text:p text:style-name="P1"/>
      <table:table table:name="表格4" table:style-name="表格4">
        <table:table-column table:style-name="表格4.A"/>
        <text:soft-page-break/>
        <table:table-row>
          <table:table-cell table:style-name="表格4.A1" office:value-type="string">
            <text:p text:style-name="P13">function openw() {</text:p>
            <text:p text:style-name="P13"><text:tab/>//设置浏览器弹出窗口</text:p>
            <text:p text:style-name="P13"><text:tab/>window.open('page.html','_blank','height=400,width=400,top=0,left=0,toolbar=no,menubar=no,scrollbars=no,resizable=no,location=no,status=no');</text:p>
            <text:p text:style-name="P13"><text:tab/></text:p>
            <text:p text:style-name="P13">}</text:p>
            <text:p text:style-name="P14">window.open 弹出新窗口的命令； </text:p>
            <text:p text:style-name="P14">　　'page.html' 弹出窗口的文件名； </text:p>
            <text:p text:style-name="P14">　　_blank弹出新窗口； </text:p>
            <text:p text:style-name="P14">　　height=100 窗口高度； </text:p>
            <text:p text:style-name="P14">　　width=400 窗口宽度； </text:p>
            <text:p text:style-name="P14">　　top=0 窗口距离屏幕上方的象素值； </text:p>
            <text:p text:style-name="P14">　　left=0 窗口距离屏幕左侧的象素值； </text:p>
            <text:p text:style-name="P14">　　toolbar=no 是否显示工具栏，yes为显示； </text:p>
            <text:p text:style-name="P14">　　menubar，scrollbars 表示菜单栏和滚动栏。 </text:p>
            <text:p text:style-name="P14">　　Resizable=no 是否允许改变窗口大小，yes为允许； </text:p>
            <text:p text:style-name="P14">　　location=no 是否显示地址栏，yes为允许； </text:p>
            <text:p text:style-name="P14">status=no 是否显示状态栏内的信息（通常是文件已经打开），yes为允许；</text:p>
            <text:p text:style-name="P17">关闭窗口</text:p>
            <text:p text:style-name="P17"/>
            <text:p text:style-name="P17">function closew() {</text:p>
            <text:p text:style-name="P17"><text:tab/>window.close();</text:p>
            <text:p text:style-name="P17">}</text:p>
          </table:table-cell>
        </table:table-row>
      </table:table>
      <text:p text:style-name="P20"><text:s/>setTimeout </text:p>
      <text:p text:style-name="P4">经过指定毫秒值后计算一个表达式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8">function timeoutopen() {</text:p>
            <text:p text:style-name="P18"><text:s text:c="6"/><text:span text:style-name="T5">//第一个参数为调用的方法，第二个为延时</text:span></text:p>
            <text:p text:style-name="P18"><text:tab/>window.setTimeout("openw()",3000);</text:p>
            <text:p text:style-name="P18">}</text:p>
          </table:table-cell>
        </table:table-row>
      </table:table>
      <text:p text:style-name="P4"/>
      <text:p text:style-name="P1"/>
      <text:p text:style-name="P5"><text:soft-page-break/>setInterval</text:p>
      <text:p text:style-name="P2">每经过指定毫秒值后计算一个表达式。</text:p>
      <text:p text:style-name="P1"/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5">var clock=null;</text:p>
            <text:p text:style-name="P15">function internal() {</text:p>
            <text:p text:style-name="P15"><text:tab/>//间隔指定时间重复执行某个方法,第一个参数是要执行的方法，第二个是间隔的毫秒数</text:p>
            <text:p text:style-name="P15"><text:tab/> clock=window.setInterval("ab()",1000);</text:p>
            <text:p text:style-name="P15">}</text:p>
            <text:p text:style-name="P15">function clinternal() {</text:p>
            <text:p text:style-name="P16"><text:tab/>//<text:span text:style-name="T6">清除</text:span>计时<text:span text:style-name="T6">器，参数是</text:span><text:span text:style-name="T4">计时</text:span><text:span text:style-name="T6">器对象</text:span></text:p>
            <text:p text:style-name="P15"><text:tab/>window.clearInterval(clock);</text:p>
            <text:p text:style-name="P15">}</text:p>
          </table:table-cell>
        </table:table-row>
      </table:table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9M2S</meta:editing-duration>
    <meta:editing-cycles>18</meta:editing-cycles>
    <meta:generator>LibreOffice/5.3.0.3$Windows_X86_64 LibreOffice_project/7074905676c47b82bbcfbea1aeefc84afe1c50e1</meta:generator>
    <dc:date>2018-03-28T19:46:47.451000000</dc:date>
    <meta:document-statistic meta:table-count="6" meta:image-count="0" meta:object-count="0" meta:page-count="3" meta:paragraph-count="61" meta:word-count="526" meta:character-count="1305" meta:non-whitespace-character-count="1209"/>
    <meta:user-defined meta:name="Info 1"/>
    <meta:user-defined meta:name="Info 2"/>
    <meta:user-defined meta:name="Info 3"/>
    <meta:user-defined meta:name="Info 4"/>
  </office:meta>
</office:document-meta>
</file>